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7.406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902cm"/>
    </style:style>
    <style:style style:name="co14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16" style:family="table-cell" style:parent-style-name="Default" style:data-style-name="N100"/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dos los ca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case_id</text:p>
          </table:table-cell>
          <table:table-cell table:style-name="ce1" office:value-type="string" calcext:value-type="string">
            <text:p>knowledge_city_level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rvey_number_danger_points</text:p>
          </table:table-cell>
          <table:table-cell table:style-name="ce1" office:value-type="string" calcext:value-type="string">
            <text:p>survey_route_length</text:p>
          </table:table-cell>
          <table:table-cell table:style-name="ce1" office:value-type="string" calcext:value-type="string">
            <text:p>best_number_danger_points</text:p>
          </table:table-cell>
          <table:table-cell table:style-name="ce1" office:value-type="string" calcext:value-type="string">
            <text:p>best_route_length</text:p>
          </table:table-cell>
          <table:table-cell table:style-name="ce1" office:value-type="string" calcext:value-type="string">
            <text:p>distance_ends (m)</text:p>
          </table:table-cell>
          <table:table-cell table:style-name="ce1" office:value-type="string" calcext:value-type="string">
            <text:p>valid</text:p>
          </table:table-cell>
        </table:table-row>
        <table:table-row table:style-name="ro1">
          <table:table-cell table:style-name="Default" office:value-type="string" calcext:value-type="string">
            <text:p>case-001_09-Dec-2020_12:40:53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3074.839999999999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3:12:56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8</text:p>
          </table:table-cell>
          <table:table-cell table:style-name="Default" office:value-type="string" calcext:value-type="string">
            <text:p>2596.1950000000006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7:36:16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0</text:p>
          </table:table-cell>
          <table:table-cell table:style-name="Default" office:value-type="string" calcext:value-type="string">
            <text:p>2696.417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96.4894298323072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4:11:44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614.23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17.3776294867634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0-Dec-2020_12:48:17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Debido a la hora he intentado minimizar el paso por cafeterías donde puede estar la gente desayunando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2810.93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2:44:09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do evitando colegios, ya que a esa hora es cuando hay más movimiento en esas zonas.</text:p>
          </table:table-cell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2793.3740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2:18:3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2827.815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1-Dec-2020_10:33:18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I chose this route because from my point of view is the safest way to reach the point, because in some way I avoid going through the city center that could be more people.</text:p>
          </table:table-cell>
          <table:table-cell table:style-name="ce16" office:value-type="string" calcext:value-type="string">
            <text:p>8</text:p>
          </table:table-cell>
          <table:table-cell table:style-name="ce16" office:value-type="string" calcext:value-type="string">
            <text:p>3500.10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6:22:26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En realidad porque no me dejaba mas movilidad, porque la calle Sol no la cogeria,intetaria meterme por caracola hasya la plaza de toros</text:p>
          </table:table-cell>
          <table:table-cell table:style-name="ce16" office:value-type="string" calcext:value-type="string">
            <text:p>18</text:p>
          </table:table-cell>
          <table:table-cell table:style-name="Default" office:value-type="string" calcext:value-type="string">
            <text:p>2458.121999999999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24.51949227834034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case-001_18-Dec-2020_17:51:3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camino mas corto</text:p>
            <text:p>poco transito peatonal</text:p>
          </table:table-cell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2551.30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75.8822910527681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0-Dec-2020_19:00:0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8</text:p>
          </table:table-cell>
          <table:table-cell table:style-name="ce16" office:value-type="string" calcext:value-type="string">
            <text:p>2549.59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73.9755824127680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8-Dec-2020_14:18:4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2</text:p>
          </table:table-cell>
          <table:table-cell table:style-name="Default" office:value-type="string" calcext:value-type="string">
            <text:p>2468.3690000000006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88.9793715380007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9:09:21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646.14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31.31502397106295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2-Dec-2020_20:13:27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other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3087.977000000001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3-Dec-2020_12:55:45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No special reason. It's the shortest path and does not intersects with any "hot point" from my point of view</text:p>
          </table:table-cell>
          <table:table-cell table:style-name="ce16" office:value-type="string" calcext:value-type="string">
            <text:p>26</text:p>
          </table:table-cell>
          <table:table-cell table:style-name="Default" office:value-type="string" calcext:value-type="string">
            <text:p>2675.7290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691471668728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1-Dec-2020_16:05:47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2519.88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691471668728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1-Dec-2020_10:36:5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2883.014999999998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1-Dec-2020_10:40:52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0-Dec-2020_12:43:57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This is the route I know that avoids large streets the most.</text:p>
          </table:table-cell>
          <table:table-cell table:style-name="ce16" office:value-type="string" calcext:value-type="string">
            <text:p>61</text:p>
          </table:table-cell>
          <table:table-cell table:style-name="Default" office:value-type="string" calcext:value-type="string">
            <text:p>3009.936999999999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74.268381431025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4:52:16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8</text:p>
          </table:table-cell>
          <table:table-cell table:style-name="Default" office:value-type="string" calcext:value-type="string">
            <text:p>2555.8900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91.5531066728480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8-Dec-2020_21:23:53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2807.47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8-Dec-2020_14:38:35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1</text:p>
          </table:table-cell>
          <table:table-cell table:style-name="Default" office:value-type="string" calcext:value-type="string">
            <text:p>3042.7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10-Dec-2020_18:58:47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38</text:p>
          </table:table-cell>
          <table:table-cell table:style-name="ce16" office:value-type="string" calcext:value-type="string">
            <text:p>2582.712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106.9132315818197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1-Dec-2020_09:29:22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2765.552999999999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2:15:10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8</text:p>
          </table:table-cell>
          <table:table-cell table:style-name="ce16" office:value-type="string" calcext:value-type="string">
            <text:p>2523.54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8:59:18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Siempre camino por la ruta más corta, no cambiaría mi ruta de no haber pandemia</text:p>
          </table:table-cell>
          <table:table-cell table:style-name="ce16" office:value-type="string" calcext:value-type="string">
            <text:p>18</text:p>
          </table:table-cell>
          <table:table-cell table:style-name="Default" office:value-type="string" calcext:value-type="string">
            <text:p>2482.675999999999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1-Dec-2020_18:15:45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try to avoid schools and main streets such as Calatrava street</text:p>
          </table:table-cell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2725.159999999999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2:16:35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2670.1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1_09-Dec-2020_16:05:33.geojson</text:p>
          </table:table-cell>
          <table:table-cell table:style-name="Default" office:value-type="string" calcext:value-type="string">
            <text:p>case-001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Evita cruzar colegios </text:p>
          </table:table-cell>
          <table:table-cell table:style-name="ce16" office:value-type="string" calcext:value-type="string">
            <text:p>5</text:p>
          </table:table-cell>
          <table:table-cell table:style-name="Default" office:value-type="string" calcext:value-type="string">
            <text:p>2785.418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797.31</text:p>
          </table:table-cell>
          <table:table-cell table:style-name="Default" office:value-type="string" calcext:value-type="string">
            <text:p>45.691471668728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9:01:5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3-Dec-2020_12:58:1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n the outskirts of the city, I chose avenues because it is less dangerous and they are illuminated, there is traffic. Good weather. Then, I cross the city follwing the shortes path.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228.7179999999985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2:17:0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172.492999999998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4:52:5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3275.313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04.1361269946819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2:57:3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evitado el torreón dado que un jueves por la noche estará lleno de gente</text:p>
          </table:table-cell>
          <table:table-cell table:style-name="ce16" office:value-type="string" calcext:value-type="string">
            <text:p>9</text:p>
          </table:table-cell>
          <table:table-cell table:style-name="Default" office:value-type="string" calcext:value-type="string">
            <text:p>3450.857999999999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8:59:5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7</text:p>
          </table:table-cell>
          <table:table-cell table:style-name="Default" office:value-type="string" calcext:value-type="string">
            <text:p>3865.211999999999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2:48:1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Dado que los parques cierran a las 22, no correríamos riesgo pasando por allí. Además necesitábamos una ruta rápida para evitar la multa</text:p>
          </table:table-cell>
          <table:table-cell table:style-name="ce16" office:value-type="string" calcext:value-type="string">
            <text:p>21</text:p>
          </table:table-cell>
          <table:table-cell table:style-name="Default" office:value-type="string" calcext:value-type="string">
            <text:p>3533.327999999999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3.1922592115425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14:42:14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54</text:p>
          </table:table-cell>
          <table:table-cell table:style-name="Default" office:value-type="string" calcext:value-type="string">
            <text:p>4262.82499999999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0:43:54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e aleja del hospital, va por zonas amplias.</text:p>
          </table:table-cell>
          <table:table-cell table:style-name="ce16" office:value-type="string" calcext:value-type="string">
            <text:p>26</text:p>
          </table:table-cell>
          <table:table-cell table:style-name="Default" office:value-type="string" calcext:value-type="string">
            <text:p>3391.29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4:12:4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3527.2690000000007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1-Dec-2020_16:07:18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3662.671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9:00:0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La ruta más corta, haya virus o no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09:30:28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5</text:p>
          </table:table-cell>
          <table:table-cell table:style-name="Default" office:value-type="string" calcext:value-type="string">
            <text:p>3293.0740000000014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3:15:25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6</text:p>
          </table:table-cell>
          <table:table-cell table:style-name="Default" office:value-type="string" calcext:value-type="string">
            <text:p>3397.213000000000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0:39:25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3413.303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0-Dec-2020_12:45:11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8</text:p>
          </table:table-cell>
          <table:table-cell table:style-name="ce16" office:value-type="string" calcext:value-type="string">
            <text:p>3802.955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2-Dec-2020_20:16:33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other</text:p>
          </table:table-cell>
          <table:table-cell table:style-name="Default"/>
          <table:table-cell table:style-name="ce16" office:value-type="string" calcext:value-type="string">
            <text:p>19</text:p>
          </table:table-cell>
          <table:table-cell table:style-name="Default" office:value-type="string" calcext:value-type="string">
            <text:p>3337.8579999999997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9:12:32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9</text:p>
          </table:table-cell>
          <table:table-cell table:style-name="Default" office:value-type="string" calcext:value-type="string">
            <text:p>3821.6229999999996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2">
          <table:table-cell table:style-name="Default" office:value-type="string" calcext:value-type="string">
            <text:p>case-002_09-Dec-2020_16:07:09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No me conozco tanto la zona hospital pero es la ruta mas directa</text:p>
            <text:p/>
          </table:table-cell>
          <table:table-cell table:style-name="ce16" office:value-type="string" calcext:value-type="string">
            <text:p>23</text:p>
          </table:table-cell>
          <table:table-cell table:style-name="Default" office:value-type="string" calcext:value-type="string">
            <text:p>3396.004000000001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77.6259856646486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1-Dec-2020_18:23:30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At 23:00 the University is closed and young people is not in INEM parking, they begin to arrive at 24:00 or later. I try to avoid the gardens</text:p>
          </table:table-cell>
          <table:table-cell table:style-name="ce16" office:value-type="string" calcext:value-type="string">
            <text:p>26</text:p>
          </table:table-cell>
          <table:table-cell table:style-name="Default" office:value-type="string" calcext:value-type="string">
            <text:p>3425.8750000000005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09-Dec-2020_16:24:31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Es mas segura <text:s/>y son amplias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3157.861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59.02659723248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18:12:02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278.7909999999983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2_18-Dec-2020_21:25:27.geojson</text:p>
          </table:table-cell>
          <table:table-cell table:style-name="Default" office:value-type="string" calcext:value-type="string">
            <text:p>case-002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143.0589999999984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3425.6139999999987</text:p>
          </table:table-cell>
          <table:table-cell table:style-name="Default" office:value-type="string" calcext:value-type="string">
            <text:p>74.8703481147996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18:13:00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</text:p>
          </table:table-cell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9:00:51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7</text:p>
          </table:table-cell>
          <table:table-cell table:style-name="Default" office:value-type="string" calcext:value-type="string">
            <text:p>1869.623000000000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14:43:4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2073.511999999999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9:13:5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6:08:0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Es una ruta directa que te hace callejear por calles no tan concurridas</text:p>
          </table:table-cell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8-Dec-2020_21:26:06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76.332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30.4812858610703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41:2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I think it is the fastest and safest route to reach the point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09:30:5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04.824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6:25:3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No sabria ir de otra forma la verdad 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432.7430000000002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55.2440332532195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2-Dec-2020_20:22:08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other</text:p>
          </table:table-cell>
          <table:table-cell table:style-name="Default"/>
          <table:table-cell table:style-name="ce16" office:value-type="string" calcext:value-type="string">
            <text:p>11</text:p>
          </table:table-cell>
          <table:table-cell table:style-name="Default" office:value-type="string" calcext:value-type="string">
            <text:p>1798.094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4:44:41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evitar la universidad y cafeterías cercanas que a esas horas pueden ser sitios concurridos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85.634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3-Dec-2020_13:07:3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tried to avoid "main" streets where it is more likely to bump into people.</text:p>
          </table:table-cell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67.441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21.7056911691320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2:17:2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50:0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e iría por la ronda, zona amplia y menos transitada (dedicada a vehículos)</text:p>
          </table:table-cell>
          <table:table-cell table:style-name="ce16" office:value-type="string" calcext:value-type="string">
            <text:p>21</text:p>
          </table:table-cell>
          <table:table-cell table:style-name="Default" office:value-type="string" calcext:value-type="string">
            <text:p>1878.1970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1-Dec-2020_10:41:0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3</text:p>
          </table:table-cell>
          <table:table-cell table:style-name="Default" office:value-type="string" calcext:value-type="string">
            <text:p>1934.625000000000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0-Dec-2020_19:03:19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9</text:p>
          </table:table-cell>
          <table:table-cell table:style-name="ce16" office:value-type="string" calcext:value-type="string">
            <text:p>1542.10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41.8408210052096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9:00:4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ttps://www.dropbox.com/t/YHAsNtjxzejM9kQ7</text:p>
          </table:table-cell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619.76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4:13:15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1503.52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11-Dec-2020_16:08:17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4</text:p>
          </table:table-cell>
          <table:table-cell table:style-name="Default" office:value-type="string" calcext:value-type="string">
            <text:p>2303.16500000000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3_09-Dec-2020_17:36:34.geojson</text:p>
          </table:table-cell>
          <table:table-cell table:style-name="Default" office:value-type="string" calcext:value-type="string">
            <text:p>case-003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3001.0129999999995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2:17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1982.837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8-Dec-2020_14:44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4</text:p>
          </table:table-cell>
          <table:table-cell table:style-name="Default" office:value-type="string" calcext:value-type="string">
            <text:p>1871.361999999999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8-Dec-2020_21:27:3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0</text:p>
          </table:table-cell>
          <table:table-cell table:style-name="Default" office:value-type="string" calcext:value-type="string">
            <text:p>2740.044000000001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1-Dec-2020_10:44:39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2</text:p>
          </table:table-cell>
          <table:table-cell table:style-name="Default" office:value-type="string" calcext:value-type="string">
            <text:p>2219.070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6:26:1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NO me deja elegir otra </text:p>
          </table:table-cell>
          <table:table-cell table:style-name="ce16" office:value-type="string" calcext:value-type="string">
            <text:p>19</text:p>
          </table:table-cell>
          <table:table-cell table:style-name="Default" office:value-type="string" calcext:value-type="string">
            <text:p>1808.267999999999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9:01:4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9</text:p>
          </table:table-cell>
          <table:table-cell table:style-name="Default" office:value-type="string" calcext:value-type="string">
            <text:p>2418.1259999999997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5:07:35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evitar bares, restaurantes y colegios, priorizando estos últimos ya que a las 15 se acaban las clases</text:p>
          </table:table-cell>
          <table:table-cell table:style-name="ce16" office:value-type="string" calcext:value-type="string">
            <text:p>10</text:p>
          </table:table-cell>
          <table:table-cell table:style-name="Default" office:value-type="string" calcext:value-type="string">
            <text:p>2462.7160000000003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1-Dec-2020_16:09:47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8</text:p>
          </table:table-cell>
          <table:table-cell table:style-name="Default" office:value-type="string" calcext:value-type="string">
            <text:p>2083.185999999999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10-Dec-2020_19:04:46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1</text:p>
          </table:table-cell>
          <table:table-cell table:style-name="Default" office:value-type="string" calcext:value-type="string">
            <text:p>1883.983000000000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4:13:54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9:15:2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1911.68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9-Dec-2020_16:08:50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5</text:p>
          </table:table-cell>
          <table:table-cell table:style-name="Default" office:value-type="string" calcext:value-type="string">
            <text:p>1989.9719999999995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3-Dec-2020_13:08:12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9</text:p>
          </table:table-cell>
          <table:table-cell table:style-name="Default" office:value-type="string" calcext:value-type="string">
            <text:p>1855.852999999999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81.420667514151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4_01-Dec-2020_09:31:49.geojson</text:p>
          </table:table-cell>
          <table:table-cell table:style-name="Default" office:value-type="string" calcext:value-type="string">
            <text:p>case-004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0</text:p>
          </table:table-cell>
          <table:table-cell table:style-name="Default" office:value-type="string" calcext:value-type="string">
            <text:p>1804.5119999999997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47.55600000000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8-Dec-2020_21:28:2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51</text:p>
          </table:table-cell>
          <table:table-cell table:style-name="Default" office:value-type="string" calcext:value-type="string">
            <text:p>3854.9049999999993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74.8703481147996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1-Dec-2020_09:32:39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8</text:p>
          </table:table-cell>
          <table:table-cell table:style-name="Default" office:value-type="string" calcext:value-type="string">
            <text:p>3952.627999999998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4:14:42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4</text:p>
          </table:table-cell>
          <table:table-cell table:style-name="Default" office:value-type="string" calcext:value-type="string">
            <text:p>3460.3119999999994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39.69661808943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8-Dec-2020_14:46:50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0</text:p>
          </table:table-cell>
          <table:table-cell table:style-name="Default" office:value-type="string" calcext:value-type="string">
            <text:p>5338.436999999998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89.2767304173122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6:09:2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172.4929999999986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81.5638600473050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9:18:13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5</text:p>
          </table:table-cell>
          <table:table-cell table:style-name="Default" office:value-type="string" calcext:value-type="string">
            <text:p>3434.0279999999993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2:18:26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6</text:p>
          </table:table-cell>
          <table:table-cell table:style-name="Default" office:value-type="string" calcext:value-type="string">
            <text:p>3397.3069999999993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0-Dec-2020_15:24:28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intentado acercarme al centro y bares lo menos posible y centros escolares de primaria e infantil</text:p>
          </table:table-cell>
          <table:table-cell table:style-name="ce16" office:value-type="string" calcext:value-type="string">
            <text:p>12</text:p>
          </table:table-cell>
          <table:table-cell table:style-name="Default" office:value-type="string" calcext:value-type="string">
            <text:p>3384.0559999999996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0-Dec-2020_19:05:12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2943.3099999999986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245.4885764052485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5_11-Dec-2020_16:10:56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236.1679999999983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10-Dec-2020_19:02:03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3136.847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240.09818029414004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5_03-Dec-2020_13:08:47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205.6089999999986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12.3891022780302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5_09-Dec-2020_16:28:13.geojson</text:p>
          </table:table-cell>
          <table:table-cell table:style-name="Default" office:value-type="string" calcext:value-type="string">
            <text:p>case-005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Pongo por ahi la ruta porque si la pongo directamente me la cambia en un sitio por donde no iria 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2972.828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440.0599999999995</text:p>
          </table:table-cell>
          <table:table-cell table:style-name="Default" office:value-type="string" calcext:value-type="string">
            <text:p>265.73119243685176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6_11-Dec-2020_16:12:3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435.691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2:18:40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6:28:46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077.8330000000005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83.5660125306225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0-Dec-2020_19:05:35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190.452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302.57920565531384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6_09-Dec-2020_16:09:51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8-Dec-2020_14:49:04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4</text:p>
          </table:table-cell>
          <table:table-cell table:style-name="Default" office:value-type="string" calcext:value-type="string">
            <text:p>3599.732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8-Dec-2020_21:29:32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3-Dec-2020_13:12:54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avoided Ramon y Cajal because it is school entry time. The automatic routing algorithm got crazy and didn't let me to cross the park.</text:p>
          </table:table-cell>
          <table:table-cell table:style-name="ce16" office:value-type="string" calcext:value-type="string">
            <text:p>28</text:p>
          </table:table-cell>
          <table:table-cell table:style-name="Default" office:value-type="string" calcext:value-type="string">
            <text:p>4567.415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3-Dec-2020_12:09:11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have chosen this option, because I consider it to be the best choice, because at that time people are working and apart from the cold, people are less encouraged to go out.</text:p>
          </table:table-cell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530.8219999999997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9:19:3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3</text:p>
          </table:table-cell>
          <table:table-cell table:style-name="Default" office:value-type="string" calcext:value-type="string">
            <text:p>3421.291000000000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0-Dec-2020_19:02:57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32</text:p>
          </table:table-cell>
          <table:table-cell table:style-name="Default" office:value-type="string" calcext:value-type="string">
            <text:p>3643.760999999999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9-Dec-2020_14:15:22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421.561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01-Dec-2020_09:33:05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34</text:p>
          </table:table-cell>
          <table:table-cell table:style-name="Default" office:value-type="string" calcext:value-type="string">
            <text:p>3447.319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6_10-Dec-2020_15:41:35.geojson</text:p>
          </table:table-cell>
          <table:table-cell table:style-name="Default" office:value-type="string" calcext:value-type="string">
            <text:p>case-006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He procurado evitar los colegios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4615.7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4191.976000000001</text:p>
          </table:table-cell>
          <table:table-cell table:style-name="Default" office:value-type="string" calcext:value-type="string">
            <text:p>178.4377259641403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8-Dec-2020_21:29:57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744.9639999999995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105.9042018496301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8-Dec-2020_14:50:2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2208.1169999999997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6:29:09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808.267999999999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4:15:52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804.5119999999997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1-Dec-2020_09:33:2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812.6280000000002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6:10:21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2145.5319999999997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92.5095196937944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3-Dec-2020_13:13:28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890.439999999999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9:20:36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942.5899999999995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09-Dec-2020_12:19:03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297.418000000001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1-Dec-2020_16:13:48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9</text:p>
          </table:table-cell>
          <table:table-cell table:style-name="Default" office:value-type="string" calcext:value-type="string">
            <text:p>2212.667999999999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9:03:37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2561.3500000000004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5:48:49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Un domingo a las 15 la universidad suele ser poco transitada, por eso he cogido esta ruta</text:p>
          </table:table-cell>
          <table:table-cell table:style-name="ce16" office:value-type="string" calcext:value-type="string">
            <text:p>3</text:p>
          </table:table-cell>
          <table:table-cell table:style-name="Default" office:value-type="string" calcext:value-type="string">
            <text:p>2507.8000000000015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62.4122237125064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7_10-Dec-2020_19:05:55.geojson</text:p>
          </table:table-cell>
          <table:table-cell table:style-name="Default" office:value-type="string" calcext:value-type="string">
            <text:p>case-007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1658.8749999999995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2276.205</text:p>
          </table:table-cell>
          <table:table-cell table:style-name="Default" office:value-type="string" calcext:value-type="string">
            <text:p>157.1305148153928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9:21:3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503.52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5:50:19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Un día festivo a las 10:15 no suele haber mucha gente por la calle como mucho en cafeterías y bares o por el centro, por lo que han sido puntos a evitar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1631.51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4:16:1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503.52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1-Dec-2020_16:15:0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1971.31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9:04:0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7</text:p>
          </table:table-cell>
          <table:table-cell table:style-name="Default" office:value-type="string" calcext:value-type="string">
            <text:p>1999.637000000000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5:17:2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He elegido esta ruta porque he intentado evitar pasar por los parques públicos y por los supermercados, además de que creo que son calles pocos transitadas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1911.626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6:29:5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Como el otro caso del Cumbria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497.344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2:19:15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4:51:16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1571.18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6:11:09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Para evitar colegios</text:p>
          </table:table-cell>
          <table:table-cell table:style-name="ce16" office:value-type="string" calcext:value-type="string">
            <text:p>5</text:p>
          </table:table-cell>
          <table:table-cell table:style-name="Default" office:value-type="string" calcext:value-type="string">
            <text:p>1833.5540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18:13:44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1-Dec-2020_09:33:48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651.389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3-Dec-2020_13:13:5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09-Dec-2020_17:35:42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601.677999999999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8-Dec-2020_21:30:2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1619.7689999999998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2.7411207903001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8_10-Dec-2020_19:06:30.geojson</text:p>
          </table:table-cell>
          <table:table-cell table:style-name="Default" office:value-type="string" calcext:value-type="string">
            <text:p>case-008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741.2500000000002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1548.4839999999997</text:p>
          </table:table-cell>
          <table:table-cell table:style-name="Default" office:value-type="string" calcext:value-type="string">
            <text:p>104.169515724450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9:04:33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437.302000000000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2:19:37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530.923000000000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1-Dec-2020_16:15:54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466.6240000000007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4:17:28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613.928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6:30:24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077.8330000000005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83.5660125306225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8-Dec-2020_21:30:3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8-Dec-2020_14:52:05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832.9359999999992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9:06:57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3-Dec-2020_13:15:23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I tried to avoid "conflictive" neighbourhoods. It has nothin to do with the pandemic, but kind of related with saving my life :-D</text:p>
          </table:table-cell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947.4540000000015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4:47:34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8</text:p>
          </table:table-cell>
          <table:table-cell table:style-name="Default" office:value-type="string" calcext:value-type="string">
            <text:p>6322.409999999999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2738.441026111079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09_01-Dec-2020_09:34:2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646.6219999999985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9:22:29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6</text:p>
          </table:table-cell>
          <table:table-cell table:style-name="Default" office:value-type="string" calcext:value-type="string">
            <text:p>3421.2910000000006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10-Dec-2020_15:52:48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En agosto Ciudad Real suele estar casi vacía, aunque haya gente que vaya a trabajar las vacaciones afectan en gran medida el tránsito por lo que no hay casi riesgo, se puede ir por donde se plazca</text:p>
          </table:table-cell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355.326000000001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09_09-Dec-2020_16:11:26.geojson</text:p>
          </table:table-cell>
          <table:table-cell table:style-name="Default" office:value-type="string" calcext:value-type="string">
            <text:p>case-009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4</text:p>
          </table:table-cell>
          <table:table-cell table:style-name="Default" office:value-type="string" calcext:value-type="string">
            <text:p>3161.2050000000004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3494.7889999999993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6:11:46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2523.54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5.1299617869139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2:19:50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82.029999999999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07.36681293384821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6:31:35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0</text:p>
          </table:table-cell>
          <table:table-cell table:style-name="ce16" office:value-type="string" calcext:value-type="string">
            <text:p>889.942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359.6999025819919</text:p>
          </table:table-cell>
          <table:table-cell table:style-name="Default" office:value-type="string" calcext:value-type="string">
            <text:p>False</text:p>
          </table:table-cell>
        </table:table-row>
        <table:table-row table:style-name="ro1">
          <table:table-cell table:style-name="Default" office:value-type="string" calcext:value-type="string">
            <text:p>case-010_18-Dec-2020_21:31:01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586.2859999999996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10.7178481902459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1-Dec-2020_16:16:3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zero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615.74500000000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8-Dec-2020_14:52:53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5</text:p>
          </table:table-cell>
          <table:table-cell table:style-name="Default" office:value-type="string" calcext:value-type="string">
            <text:p>2738.176000000000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12.56048035125397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8-Dec-2020_18:15:0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mas corto </text:p>
          </table:table-cell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2666.5239999999994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5.69147166872846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9:23:35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2653.548999999999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9-Dec-2020_14:17:5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2938.3499999999995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7.3776294867634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1-Dec-2020_09:35:0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1</text:p>
          </table:table-cell>
          <table:table-cell table:style-name="Default" office:value-type="string" calcext:value-type="string">
            <text:p>3122.661000000003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43.362462360997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03-Dec-2020_13:15:48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25-6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2545.276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61.524445536743215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9:04:53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fe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653.5429999999997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26.28303107521643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5:53:5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La zona universitaria está prácticamente muerta los domingos por lo que es una ruta muy segura y directa</text:p>
          </table:table-cell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616.739000000001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75.88229105276818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>
          <table:table-cell table:style-name="Default" office:value-type="string" calcext:value-type="string">
            <text:p>case-010_10-Dec-2020_19:07:32.geojson</text:p>
          </table:table-cell>
          <table:table-cell table:style-name="Default" office:value-type="string" calcext:value-type="string">
            <text:p>case-010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15-24</text:p>
          </table:table-cell>
          <table:table-cell table:style-name="Default" office:value-type="string" calcext:value-type="string">
            <text:p>male</text:p>
          </table:table-cell>
          <table:table-cell table:style-name="Default"/>
          <table:table-cell table:style-name="ce16" office:value-type="string" calcext:value-type="string">
            <text:p>2</text:p>
          </table:table-cell>
          <table:table-cell table:style-name="Default" office:value-type="string" calcext:value-type="string">
            <text:p>2608.19</text:p>
          </table:table-cell>
          <table:table-cell table:style-name="ce16" office:value-type="string" calcext:value-type="string">
            <text:p>0</text:p>
          </table:table-cell>
          <table:table-cell table:style-name="Default" office:value-type="string" calcext:value-type="string">
            <text:p>2658.3639999999996</text:p>
          </table:table-cell>
          <table:table-cell table:style-name="Default" office:value-type="string" calcext:value-type="string">
            <text:p>122.92505863115812</text:p>
          </table:table-cell>
          <table:table-cell table:style-name="Default" office:value-type="string" calcext:value-type="string">
            <text:p>True</text:p>
          </table:table-cell>
        </table:table-row>
        <table:table-row table:style-name="ro1" table:number-rows-repeated="104840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sumen" table:style-name="ta1">
        <table:table-column table:style-name="co13" table:default-cell-style-name="ce7"/>
        <table:table-column table:style-name="co14" table:default-cell-style-name="ce2"/>
        <table:table-column table:style-name="co12" table:number-columns-repeated="7" table:default-cell-style-name="Default"/>
        <table:table-row table:style-name="ro1"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n.º de encuestas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ase-001</text:p>
          </table:table-cell>
          <table:table-cell table:formula="of:=COUNTIF([$'Todos los casos'.B$1:.B$1048576];[.A2])" office:value-type="float" office:value="29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2</text:p>
          </table:table-cell>
          <table:table-cell table:formula="of:=COUNTIF([$'Todos los casos'.B$1:.B$1048576];[.A3])" office:value-type="float" office:value="23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3</text:p>
          </table:table-cell>
          <table:table-cell table:formula="of:=COUNTIF([$'Todos los casos'.B$1:.B$1048576];[.A4])" office:value-type="float" office:value="20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4</text:p>
          </table:table-cell>
          <table:table-cell table:formula="of:=COUNTIF([$'Todos los casos'.B$1:.B$1048576];[.A5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5</text:p>
          </table:table-cell>
          <table:table-cell table:formula="of:=COUNTIF([$'Todos los casos'.B$1:.B$1048576];[.A6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6</text:p>
          </table:table-cell>
          <table:table-cell table:formula="of:=COUNTIF([$'Todos los casos'.B$1:.B$1048576];[.A7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7</text:p>
          </table:table-cell>
          <table:table-cell table:formula="of:=COUNTIF([$'Todos los casos'.B$1:.B$1048576];[.A8])" office:value-type="float" office:value="1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8</text:p>
          </table:table-cell>
          <table:table-cell table:formula="of:=COUNTIF([$'Todos los casos'.B$1:.B$1048576];[.A9])" office:value-type="float" office:value="1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09</text:p>
          </table:table-cell>
          <table:table-cell table:formula="of:=COUNTIF([$'Todos los casos'.B$1:.B$1048576];[.A10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2" office:value-type="string" calcext:value-type="string">
            <text:p>case-010</text:p>
          </table:table-cell>
          <table:table-cell table:formula="of:=COUNTIF([$'Todos los casos'.B$1:.B$1048576];[.A11])" office:value-type="float" office:value="1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1])"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Rutas inválidas</text:p>
          </table:table-cell>
          <table:table-cell table:formula="of:=COUNTIF([$'Todos los casos'.L$1:.L$1048576];&quot;false&quot;)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table:formula="of:=COUNTIF([$'Todos los casos'.E$1:$'Todos los casos'.E$1048576];&quot;male&quot;)" office:value-type="float" office:value="113" calcext:value-type="float">
            <text:p>113</text:p>
          </table:table-cell>
          <table:table-cell table:number-columns-repeated="3"/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other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IF([$'Todos los casos'.E$1:$'Todos los casos'.E$1048576];&quot;female&quot;)"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0-14</text:p>
          </table:table-cell>
          <table:table-cell table:style-name="ce8" table:formula="of:=SUMPRODUCT([$'Todos los casos'.E$1:.E$1048576]=&quot;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0-14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0-14&quot;)" office:value-type="float" office:value="0" calcext:value-type="float">
            <text:p>0</text:p>
          </table:table-cell>
          <table:table-cell table:style-name="ce13" table:formula="of:=SUM([.F18: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COUNTIF([$'Todos los casos'.E$1:$'Todos los casos'.E$1048576];&quot;other&quot;)"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15-24</text:p>
          </table:table-cell>
          <table:table-cell table:style-name="ce9" table:formula="of:=SUMPRODUCT([$'Todos los casos'.E$1:.E$1048576]=&quot;male&quot;;[$'Todos los casos'.D$1:.D$1048576]=&quot;15-24&quot;)" office:value-type="float" office:value="88" calcext:value-type="float">
            <text:p>88</text:p>
          </table:table-cell>
          <table:table-cell table:style-name="ce9" table:formula="of:=SUMPRODUCT([$'Todos los casos'.E$1:.E$1048576]=&quot;female&quot;;[$'Todos los casos'.D$1:.D$1048576]=&quot;15-24&quot;)" office:value-type="float" office:value="22" calcext:value-type="float">
            <text:p>22</text:p>
          </table:table-cell>
          <table:table-cell table:style-name="ce8" table:formula="of:=SUMPRODUCT([$'Todos los casos'.E$1:.E$1048576]=&quot;other&quot;;[$'Todos los casos'.D$1:.D$1048576]=&quot;15-24&quot;)" office:value-type="float" office:value="0" calcext:value-type="float">
            <text:p>0</text:p>
          </table:table-cell>
          <table:table-cell table:style-name="ce13" table:formula="of:=SUM([.F19:.H19])" office:value-type="float" office:value="110" calcext:value-type="float">
            <text:p>11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25-64</text:p>
          </table:table-cell>
          <table:table-cell table:style-name="ce9" table:formula="of:=SUMPRODUCT([$'Todos los casos'.E$1:.E$1048576]=&quot;male&quot;;[$'Todos los casos'.D$1:.D$1048576]=&quot;25-64&quot;)" office:value-type="float" office:value="25" calcext:value-type="float">
            <text:p>25</text:p>
          </table:table-cell>
          <table:table-cell table:style-name="ce9" table:formula="of:=SUMPRODUCT([$'Todos los casos'.E$1:.E$1048576]=&quot;female&quot;;[$'Todos los casos'.D$1:.D$1048576]=&quot;25-64&quot;)" office:value-type="float" office:value="32" calcext:value-type="float">
            <text:p>32</text:p>
          </table:table-cell>
          <table:table-cell table:style-name="ce9" table:formula="of:=SUMPRODUCT([$'Todos los casos'.E$1:.E$1048576]=&quot;other&quot;;[$'Todos los casos'.D$1:.D$1048576]=&quot;25-64&quot;)" office:value-type="float" office:value="3" calcext:value-type="float">
            <text:p>3</text:p>
          </table:table-cell>
          <table:table-cell table:style-name="ce13" table:formula="of:=SUM([.F20:.H20])" office:value-type="float" office:value="60" calcext:value-type="float">
            <text:p>6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65 or above</text:p>
          </table:table-cell>
          <table:table-cell table:style-name="ce8" table:formula="of:=SUMPRODUCT([$'Todos los casos'.E$1:.E$1048576]=&quot;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female&quot;;[$'Todos los casos'.D$1:.D$1048576]=&quot;65&quot;)" office:value-type="float" office:value="0" calcext:value-type="float">
            <text:p>0</text:p>
          </table:table-cell>
          <table:table-cell table:style-name="ce8" table:formula="of:=SUMPRODUCT([$'Todos los casos'.E$1:.E$1048576]=&quot;other&quot;;[$'Todos los casos'.D$1:.D$1048576]=&quot;65&quot;)" office:value-type="float" office:value="0" calcext:value-type="float">
            <text:p>0</text:p>
          </table:table-cell>
          <table:table-cell table:style-name="ce13" table:formula="of:=SUM([.F21: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4</text:p>
          </table:table-cell>
          <table:table-cell table:formula="of:=COUNTIF([$'Todos los casos'.D$1:$'Todos los casos'.D$1048576];&quot;0-14&quot;)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10" table:formula="of:=SUM([.F18:.F21])" office:value-type="float" office:value="113" calcext:value-type="float">
            <text:p>113</text:p>
          </table:table-cell>
          <table:table-cell table:style-name="ce11" table:formula="of:=SUM([.G18:.G21])" office:value-type="float" office:value="54" calcext:value-type="float">
            <text:p>54</text:p>
          </table:table-cell>
          <table:table-cell table:style-name="ce11" table:formula="of:=SUM([.H18:.H21])" office:value-type="float" office:value="3" calcext:value-type="float">
            <text:p>3</text:p>
          </table:table-cell>
          <table:table-cell table:style-name="ce13" table:formula="of:=SUM([.F22:.H22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15-24</text:p>
          </table:table-cell>
          <table:table-cell table:formula="of:=COUNTIF([$'Todos los casos'.D$1:$'Todos los casos'.D$1048576];&quot;15-24&quot;)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-64</text:p>
          </table:table-cell>
          <table:table-cell table:formula="of:=COUNTIF([$'Todos los casos'.D$1:$'Todos los casos'.D$1048576];&quot;25-64&quot;)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 or above</text:p>
          </table:table-cell>
          <table:table-cell table:formula="of:=COUNTIF([$'Todos los casos'.D$1:$'Todos los casos'.D$1048576];&quot;65&quot;)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 don't know the city</text:p>
          </table:table-cell>
          <table:table-cell table:formula="of:=COUNTIF([$'Todos los casos'.C$1:$'Todos los casos'.C$1048576];&quot;zero&quot;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 very little</text:p>
          </table:table-cell>
          <table:table-cell table:formula="of:=COUNTIF([$'Todos los casos'.C$1:$'Todos los casos'.C$1048576];&quot;low&quot;)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</text:p>
          </table:table-cell>
          <table:table-cell table:formula="of:=COUNTIF([$'Todos los casos'.C$1:$'Todos los casos'.C$1048576];&quot;medium&quot;)"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know the city perfectly</text:p>
          </table:table-cell>
          <table:table-cell table:formula="of:=COUNTIF([$'Todos los casos'.C$1:$'Todos los casos'.C$1048576];&quot;high&quot;)" office:value-type="float" office:value="38" calcext:value-type="float">
            <text:p>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7:04:08.0125198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2T17:07:30.396758445</dc:date>
    <meta:editing-duration>PT40M33S</meta:editing-duration>
    <meta:editing-cycles>6</meta:editing-cycles>
    <meta:document-statistic meta:table-count="2" meta:cell-count="2002" meta:object-count="0"/>
  </office:meta>
</office:document-meta>
</file>